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cf7b" officeooo:paragraph-rsid="0008cf7b"/>
    </style:style>
    <style:style style:name="P2" style:family="paragraph" style:parent-style-name="Standard">
      <style:text-properties officeooo:rsid="000990b3" officeooo:paragraph-rsid="000990b3"/>
    </style:style>
    <style:style style:name="P3" style:family="paragraph" style:parent-style-name="Standard">
      <style:text-properties officeooo:rsid="000997ab" officeooo:paragraph-rsid="000997ab"/>
    </style:style>
    <style:style style:name="P4" style:family="paragraph" style:parent-style-name="Standard">
      <style:text-properties fo:font-size="12pt" style:text-underline-style="none" fo:font-weight="normal" officeooo:rsid="000b252b" officeooo:paragraph-rsid="000990b3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rsid="0008cf7b" officeooo:paragraph-rsid="000997ab"/>
    </style:style>
    <style:style style:name="P6" style:family="paragraph" style:parent-style-name="Standard">
      <style:text-properties officeooo:rsid="0011df44" officeooo:paragraph-rsid="0011df44"/>
    </style:style>
    <style:style style:name="T1" style:family="text">
      <style:text-properties officeooo:rsid="000990b3"/>
    </style:style>
    <style:style style:name="T2" style:family="text">
      <style:text-properties officeooo:rsid="000997a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97ab" style:font-weight-asian="bold" style:font-weight-complex="bold"/>
    </style:style>
    <style:style style:name="T5" style:family="text">
      <style:text-properties fo:font-weight="bold" officeooo:rsid="000990b3" style:font-weight-asian="bold" style:font-weight-complex="bold"/>
    </style:style>
    <style:style style:name="T6" style:family="text">
      <style:text-properties fo:font-weight="bold" officeooo:rsid="000b252b" style:font-weight-asian="bold" style:font-weight-complex="bold"/>
    </style:style>
    <style:style style:name="T7" style:family="text">
      <style:text-properties fo:font-weight="bold" officeooo:rsid="000df7dc" style:font-weight-asian="bold" style:font-weight-complex="bold"/>
    </style:style>
    <style:style style:name="T8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9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0" style:family="text">
      <style:text-properties officeooo:rsid="000b252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b252b" style:font-weight-asian="normal" style:font-weight-complex="normal"/>
    </style:style>
    <style:style style:name="T13" style:family="text">
      <style:text-properties fo:font-weight="normal" officeooo:rsid="000fb6aa" style:font-weight-asian="normal" style:font-weight-complex="normal"/>
    </style:style>
    <style:style style:name="T14" style:family="text">
      <style:text-properties fo:font-size="12pt" style:text-underline-style="none" fo:font-weight="normal" officeooo:rsid="000b252b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font-size="12pt" style:text-underline-style="none" fo:font-weight="bold" officeooo:rsid="000b252b" style:font-size-asian="12pt" style:font-weight-asian="bold" style:font-size-complex="12pt" style:font-weight-complex="bold"/>
    </style:style>
    <style:style style:name="T17" style:family="text">
      <style:text-properties officeooo:rsid="000df7dc"/>
    </style:style>
    <style:style style:name="T18" style:family="text">
      <style:text-properties officeooo:rsid="000fb6aa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Controller :</text:span> <text:span text:style-name="T2">avec un tutoriel </text:span><text:span text:style-name="T4">1h-2h</text:span><text:span text:style-name="T2">. Mais avec le cours du professeur, comme ça ne fonctionnai</text:span><text:span text:style-name="T18">t</text:span><text:span text:style-name="T2"> pas j’ai voulu testé de le faire </text:span><text:span text:style-name="T18">marcher m</text:span><text:span text:style-name="T2">ais en vain, j’ai donc passé plusieurs heures </text:span><text:span text:style-name="T4">(4h-5h)</text:span><text:span text:style-name="T2"> dessus pour au final faire autrement.</text:span></text:p>
      <text:p text:style-name="P5"/>
      <text:p text:style-name="P6"><text:span text:style-name="T8">Premeir objet sur Unity :</text:span><text:span text:style-name="T3"> 1h</text:span> – c’était plutôt simple pour de simples modèles !</text:p>
      <text:p text:style-name="P3"><text:s/></text:p>
      <text:p text:style-name="P1"><text:span text:style-name="T8">Son :</text:span> <text:span text:style-name="T5">1</text:span><text:span text:style-name="T3">h</text:span><text:span text:style-name="T5">30</text:span><text:span text:style-name="T1">, </text:span><text:span text:style-name="T2">la réverbération ne fonctionnai</text:span><text:span text:style-name="T18">t</text:span><text:span text:style-name="T2"> pas au départ et grâce à Guillaume P. on s’est rendu compte de comment faire (mais du coup la manière du professeur est outdated, il avait contourné un problème au moment où il a fait ce cours, mais maintenant sa manière ne fonctionne plus avec la dernière version d’Unity – </text:span><text:span text:style-name="T18">je pense car Unity a réglé les bugs qu’il y avait avant depuis</text:span><text:span text:style-name="T2">).</text:span></text:p>
      <text:p text:style-name="P1"/>
      <text:p text:style-name="P1"><text:span text:style-name="T8">Boids :</text:span> <text:span text:style-name="T4">10</text:span><text:span text:style-name="T3">h+</text:span> <text:span text:style-name="T1">(</text:span><text:span text:style-name="T2">étalé sur </text:span><text:span text:style-name="T1">plusieurs jours le temps de comprendre et fix les bugs, </text:span><text:span text:style-name="T2">assez complexe comme cours pour débutant</text:span><text:span text:style-name="T1">).</text:span></text:p>
      <text:p text:style-name="P1"/>
      <text:p text:style-name="P2"><text:span text:style-name="T8">IA :</text:span> <text:span text:style-name="T7">10h+</text:span><text:span text:style-name="T17"> (un peu complexe pour moi pour le moment mais ça fonctionne quand même ! </text:span><text:span text:style-name="T18">Plus qu’à reprendre le cours et continuer de l’approfondir ~</text:span><text:span text:style-name="T17">)</text:span></text:p>
      <text:p text:style-name="P2"/>
      <text:p text:style-name="P2"><text:span text:style-name="T8">Animation :</text:span> <text:span text:style-name="T3">3h</text:span> – <text:span text:style-name="T2">plutôt facile mais j’ai voulu fix des bugs (saccade avec la caméra) et en faire plus, mais après avec plus de contraintes et script</text:span><text:span text:style-name="T10">s</text:span><text:span text:style-name="T2"> ça causait des problèmes </text:span><text:span text:style-name="T18">(le joueur pouvait par exemple monter sur une plateforme qui bouge de droite à gauche / haut en bas et tournant sur elle-même</text:span><text:span text:style-name="T2">, </text:span><text:span text:style-name="T18">mais dès que la plateforme bougeait pour se déplacer, le joueur tombait car il ne suit pas la plateforme) – </text:span><text:span text:style-name="T10">et par manque de temps j’ai préférer aller au plus simple pour le moment.</text:span></text:p>
      <text:p text:style-name="P2"/>
      <text:p text:style-name="P2"><text:span text:style-name="T8">Machine à état :</text:span><text:span text:style-name="T9"> </text:span><text:span text:style-name="T16">0h</text:span><text:span text:style-name="T14"> – pas eu le temps avant de rendre malheureusement (mais en effet je le ferais après du coup).</text:span></text:p>
      <text:p text:style-name="P4"/>
      <text:p text:style-name="P2"><text:span text:style-name="T8">Terrain :</text:span><text:span text:style-name="T9"> </text:span><text:span text:style-name="T15">2</text:span><text:span text:style-name="T3">h</text:span><text:span text:style-name="T6">30</text:span><text:span text:style-name="T3"> –</text:span><text:span text:style-name="T11"> </text:span><text:span text:style-name="T12">j’ai fait un simple terrain pour le coup pour ce projet mais sur un autre projet personnel j’y ai passé plus de temps ! (on pourrais vraiment s’y perdre au début pour faire plein de chose et approfondir tellement il y a des possibilités de faire de belles scènes avec l’outil terrain </text:span><text:span text:style-name="T13">et des assets</text:span><text:span text:style-name="T12">)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6T10:31:50.537000000</dc:date>
    <meta:editing-duration>PT24M42S</meta:editing-duration>
    <meta:editing-cycles>6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9" meta:word-count="337" meta:character-count="1869" meta:non-whitespace-character-count="1533"/>
  </office:meta>
</office:document-meta>
</file>